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98000000970C7CC58B4.png"/>
  <manifest:file-entry manifest:media-type="image/png" manifest:full-path="Pictures/1000000000000980000009704242AE67.png"/>
  <manifest:file-entry manifest:media-type="image/png" manifest:full-path="Pictures/1000000000000980000009702509BC80.png"/>
  <manifest:file-entry manifest:media-type="image/png" manifest:full-path="Pictures/10000000000009800000097034FD89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NTOS,JETHRO NATHANIEL D.</text:p>
      <text:p text:style-name="Standard"><draw:frame draw:style-name="fr1" draw:name="graphics1" text:anchor-type="paragraph" svg:x="0cm" svg:y="0.273cm" svg:width="17.59cm" svg:height="17.473cm" draw:z-index="0"><draw:image xlink:href="Pictures/1000000000000980000009704242AE6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graphics2" text:anchor-type="paragraph" svg:width="17.59cm" svg:height="17.473cm" draw:z-index="1"><draw:image xlink:href="Pictures/100000000000098000000970C7CC58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17.59cm" svg:height="17.473cm" draw:z-index="2"><draw:image xlink:href="Pictures/10000000000009800000097034FD896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17.59cm" svg:height="17.473cm" draw:z-index="3"><draw:image xlink:href="Pictures/1000000000000980000009702509BC8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8T09:27:41.06</meta:creation-date>
    <meta:document-statistic meta:table-count="0" meta:image-count="4" meta:object-count="0" meta:page-count="4" meta:paragraph-count="1" meta:word-count="3" meta:character-count="26"/>
    <dc:date>2017-09-28T10:15:28.83</dc:date>
    <meta:editing-duration>PT2M31S</meta:editing-duration>
    <meta:editing-cycles>1</meta:editing-cycles>
    <meta:generator>OpenOffice/4.1.1$Win32 OpenOffice.org_project/411m6$Build-9775</meta:generator>
  </office:meta>
</office:document-meta>
</file>